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MatchingActionMethod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MatchingActionMethod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MatchingActionMethodException.getForm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MatchingActionMethodException.NoMatchingActionMethodException( String actionName , Object form , FlowController f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MatchingActionMethod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